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Horizontal_20_Line">
      <style:paragraph-properties style:border-line-width-bottom="0.0209in 0.0209in 0.0209in" fo:padding="0in" fo:border-left="none" fo:border-right="none" fo:border-top="none" fo:border-bottom="4.51pt double #00e000"/>
    </style:style>
    <style:style style:name="P3" style:family="paragraph" style:parent-style-name="Text_20_body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rajectory Creation</text:h>
      <text:p text:style-name="P2"/>
      <text:p text:style-name="Text_20_body">Robot trajectories can be created a number of different ways. The following chart shows some (maybe most) of the different ways of creating a trajectory for robot execution. </text:p>
      <text:p text:style-name="P3"><draw:frame draw:style-name="fr1" draw:name="Image1" text:anchor-type="as-char" svg:width="6.9in" svg:height="5.35in" draw:z-index="0"><draw:image xlink:href="../HTML_Files/pages/images/TrajFlowChart.png" xlink:type="simple" xlink:show="embed" xlink:actuate="onLoad" draw:mime-type="image/png"/><svg:title>windows program menu</svg:title></draw:frame><text:s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rajectory Creation</dc:title>
    <meta:generator>LibreOffice/7.2.6.2$Windows_x86 LibreOffice_project/b0ec3a565991f7569a5a7f5d24fed7f52653d754</meta:generator>
    <dc:date>2023-01-14T17:51:09.251000000</dc:date>
    <dc:creator>Jim Simpson</dc:creator>
    <meta:editing-duration>PT2M37S</meta:editing-duration>
    <meta:editing-cycles>1</meta:editing-cycles>
    <meta:document-statistic meta:table-count="0" meta:image-count="1" meta:object-count="0" meta:page-count="1" meta:paragraph-count="3" meta:word-count="30" meta:character-count="194" meta:non-whitespace-character-count="164"/>
  </office:meta>
</office:document-meta>
</file>